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able-cell-properties fo:background-color="#33cc66" fo:wrap-option="wrap"/>
      <style:text-properties style:use-window-font-color="true" style:text-outline="false" style:text-line-through-style="none" style:font-name="Tahom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50e" fo:wrap-option="wrap"/>
      <style:text-properties style:use-window-font-color="true" style:text-outline="false" style:text-line-through-style="none" style:font-name="Tahom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5000b" fo:wrap-option="wrap"/>
      <style:text-properties style:use-window-font-color="true" style:text-outline="false" style:text-line-through-style="none" style:font-name="Tahom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cc66"/>
      <style:text-properties style:font-name="Tahoma"/>
    </style:style>
    <style:style style:name="ce6" style:family="table-cell" style:parent-style-name="Default">
      <style:table-cell-properties fo:background-color="#c5000b"/>
      <style:text-properties style:font-name="Tahoma"/>
    </style:style>
    <style:style style:name="ce7" style:family="table-cell" style:parent-style-name="Default" style:data-style-name="N0">
      <style:text-properties style:font-name="Tahoma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row table:style-name="ro1">
          <table:table-cell office:value-type="string">
            <text:p>Symbol</text:p>
          </table:table-cell>
          <table:table-cell office:value-type="string">
            <text:p>Opis</text:p>
          </table:table-cell>
          <table:table-cell office:value-type="string">
            <text:p>Oznaczenie producenta</text:p>
          </table:table-cell>
          <table:table-cell office:value-type="string">
            <text:p>Producent</text:p>
          </table:table-cell>
          <table:table-cell office:value-type="string">
            <text:p>Ilość</text:p>
          </table:table-cell>
          <table:table-cell office:value-type="string">
            <text:p>Jednostka</text:p>
          </table:table-cell>
          <table:table-cell office:value-type="string">
            <text:p>Cena brutto</text:p>
          </table:table-cell>
          <table:table-cell office:value-type="string">
            <text:p>Wartość brutto</text:p>
          </table:table-cell>
          <table:table-cell office:value-type="string">
            <text:p>Waluta</text:p>
          </table:table-cell>
          <table:table-cell table:number-columns-repeated="1014"/>
        </table:table-row>
        <table:table-row table:style-name="ro2">
          <table:table-cell office:value-type="string">
            <text:p>LD1117S33TR</text:p>
          </table:table-cell>
          <table:table-cell table:style-name="ce2" office:value-type="string">
            <text:p>Stabilizator napięcia: LDO, nieregulowany; 3,3V; 800mA; SOT223  </text:p>
          </table:table-cell>
          <table:table-cell office:value-type="string">
            <text:p>LD1117S33TR</text:p>
          </table:table-cell>
          <table:table-cell office:value-type="string">
            <text:p>ST MICROELECTRONICS</text:p>
          </table:table-cell>
          <table:table-cell office:value-type="float" office:value="5">
            <text:p>5</text:p>
          </table:table-cell>
          <table:table-cell office:value-type="string">
            <text:p>szt</text:p>
          </table:table-cell>
          <table:table-cell office:value-type="float" office:value="0.6999">
            <text:p>0,6999</text:p>
          </table:table-cell>
          <table:table-cell office:value-type="float" office:value="3.4995">
            <text:p>3,499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0805C120J5GAC</text:p>
          </table:table-cell>
          <table:table-cell table:style-name="ce2" office:value-type="string">
            <text:p>Kondensator: ceramiczny; 12pF; 50V; C0G (NP0); ±5%; SMD; 0805  </text:p>
          </table:table-cell>
          <table:table-cell office:value-type="string">
            <text:p>C0805C120J5GAC</text:p>
          </table:table-cell>
          <table:table-cell office:value-type="string">
            <text:p>KEMET</text:p>
          </table:table-cell>
          <table:table-cell office:value-type="float" office:value="100">
            <text:p>100</text:p>
          </table:table-cell>
          <table:table-cell office:value-type="string">
            <text:p>szt</text:p>
          </table:table-cell>
          <table:table-cell office:value-type="float" office:value="0.05289">
            <text:p>0,05289</text:p>
          </table:table-cell>
          <table:table-cell office:value-type="float" office:value="5.289">
            <text:p>5,289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0805C330J5GAC</text:p>
          </table:table-cell>
          <table:table-cell table:style-name="ce2" office:value-type="string">
            <text:p>Kondensator: ceramiczny; 33pF; 50V; C0G (NP0); ±5%; SMD; 0805  </text:p>
          </table:table-cell>
          <table:table-cell office:value-type="string">
            <text:p>C0805C330J5GAC</text:p>
          </table:table-cell>
          <table:table-cell office:value-type="string">
            <text:p>KEMET</text:p>
          </table:table-cell>
          <table:table-cell office:value-type="float" office:value="100">
            <text:p>100</text:p>
          </table:table-cell>
          <table:table-cell office:value-type="string">
            <text:p>szt</text:p>
          </table:table-cell>
          <table:table-cell office:value-type="float" office:value="0.04305">
            <text:p>0,04305</text:p>
          </table:table-cell>
          <table:table-cell office:value-type="float" office:value="4.305">
            <text:p>4,30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HP06-2K21%</text:p>
          </table:table-cell>
          <table:table-cell table:style-name="ce2" office:value-type="string">
            <text:p>Rezystor: thick film; SMD; 1206; 2,2kΩ; 0,5W; ±1%; -55÷155°C  </text:p>
          </table:table-cell>
          <table:table-cell office:value-type="string">
            <text:p>HP06W2F0222T5E</text:p>
          </table:table-cell>
          <table:table-cell office:value-type="string">
            <text:p>ROYAL OHM</text:p>
          </table:table-cell>
          <table:table-cell office:value-type="float" office:value="50">
            <text:p>50</text:p>
          </table:table-cell>
          <table:table-cell office:value-type="string">
            <text:p>szt</text:p>
          </table:table-cell>
          <table:table-cell office:value-type="float" office:value="0.07749">
            <text:p>0,07749</text:p>
          </table:table-cell>
          <table:table-cell office:value-type="float" office:value="3.8745">
            <text:p>3,874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HP06-1M5%</text:p>
          </table:table-cell>
          <table:table-cell table:style-name="ce2" office:value-type="string">
            <text:p>Rezystor: thick film; SMD; 1206; 1MΩ; 0,5W; ±5%; -55÷155°C  </text:p>
          </table:table-cell>
          <table:table-cell office:value-type="string">
            <text:p>HP06W2J0105T5E</text:p>
          </table:table-cell>
          <table:table-cell office:value-type="string">
            <text:p>ROYAL OHM</text:p>
          </table:table-cell>
          <table:table-cell office:value-type="float" office:value="50">
            <text:p>50</text:p>
          </table:table-cell>
          <table:table-cell office:value-type="string">
            <text:p>szt</text:p>
          </table:table-cell>
          <table:table-cell office:value-type="float" office:value="0.05781">
            <text:p>0,05781</text:p>
          </table:table-cell>
          <table:table-cell office:value-type="float" office:value="2.8905">
            <text:p>2,890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DL1206-10</text:p>
          </table:table-cell>
          <table:table-cell table:style-name="ce3" office:value-type="string">
            <text:p>Dławik: ferrytowy; 10uH; 25mA; 1Ω; SMD; 1206; A:3,2mm; B:1,6mm  </text:p>
          </table:table-cell>
          <table:table-cell office:value-type="string">
            <text:p>DL1206-100</text:p>
          </table:table-cell>
          <table:table-cell office:value-type="string">
            <text:p>FERROCORE</text:p>
          </table:table-cell>
          <table:table-cell office:value-type="float" office:value="10">
            <text:p>10</text:p>
          </table:table-cell>
          <table:table-cell office:value-type="string">
            <text:p>szt</text:p>
          </table:table-cell>
          <table:table-cell office:value-type="float" office:value="0.3075">
            <text:p>0,3075</text:p>
          </table:table-cell>
          <table:table-cell office:value-type="float" office:value="3.075">
            <text:p>3,07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8,00M-HC49-S</text:p>
          </table:table-cell>
          <table:table-cell table:style-name="ce4" office:value-type="string">
            <text:p>Rezonator: kwarcowy; THT; 8MHz; ±30ppm; 1mW; 16pF÷30pF  </text:p>
          </table:table-cell>
          <table:table-cell/>
          <table:table-cell office:value-type="string">
            <text:p>YIC</text:p>
          </table:table-cell>
          <table:table-cell office:value-type="float" office:value="1">
            <text:p>1</text:p>
          </table:table-cell>
          <table:table-cell office:value-type="string">
            <text:p>szt</text:p>
          </table:table-cell>
          <table:table-cell table:number-columns-repeated="2" office:value-type="float" office:value="3.0627">
            <text:p>3,0627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0805C106K8PAC</text:p>
          </table:table-cell>
          <table:table-cell table:style-name="ce4" office:value-type="string">
            <text:p>Kondensator: ceramiczny; 10uF; 10V; X5R; ±10%; SMD; 0805;  </text:p>
          </table:table-cell>
          <table:table-cell office:value-type="string">
            <text:p>C0805C106K8PAC</text:p>
          </table:table-cell>
          <table:table-cell office:value-type="string">
            <text:p>KEMET</text:p>
          </table:table-cell>
          <table:table-cell office:value-type="float" office:value="10">
            <text:p>10</text:p>
          </table:table-cell>
          <table:table-cell office:value-type="string">
            <text:p>szt</text:p>
          </table:table-cell>
          <table:table-cell office:value-type="float" office:value="0.36777">
            <text:p>0,36777</text:p>
          </table:table-cell>
          <table:table-cell office:value-type="float" office:value="3.6777">
            <text:p>3,6777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0805C475K9PAC</text:p>
          </table:table-cell>
          <table:table-cell table:style-name="ce4" office:value-type="string">
            <text:p>Kondensator: ceramiczny; 4,7uF; 6,3V; X5R; ±10%; SMD; 0805;  </text:p>
          </table:table-cell>
          <table:table-cell office:value-type="string">
            <text:p>C0805C475K9PAC</text:p>
          </table:table-cell>
          <table:table-cell office:value-type="string">
            <text:p>KEMET</text:p>
          </table:table-cell>
          <table:table-cell office:value-type="float" office:value="10">
            <text:p>10</text:p>
          </table:table-cell>
          <table:table-cell office:value-type="string">
            <text:p>szt</text:p>
          </table:table-cell>
          <table:table-cell office:value-type="float" office:value="0.3063">
            <text:p>0,3063</text:p>
          </table:table-cell>
          <table:table-cell office:value-type="float" office:value="3.063">
            <text:p>3,063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HP06-510R5%</text:p>
          </table:table-cell>
          <table:table-cell table:style-name="ce2" office:value-type="string">
            <text:p>Rezystor: thick film; SMD; 1206; 510Ω; 0,5W; ±5%; -55÷155°C </text:p>
          </table:table-cell>
          <table:table-cell office:value-type="string">
            <text:p>HP06W2J0511T5E</text:p>
          </table:table-cell>
          <table:table-cell office:value-type="string">
            <text:p>ROYAL OHM</text:p>
          </table:table-cell>
          <table:table-cell office:value-type="float" office:value="50">
            <text:p>50</text:p>
          </table:table-cell>
          <table:table-cell office:value-type="string">
            <text:p>szt</text:p>
          </table:table-cell>
          <table:table-cell office:value-type="float" office:value="0.05781">
            <text:p>0,05781</text:p>
          </table:table-cell>
          <table:table-cell office:value-type="float" office:value="2.8905">
            <text:p>2,890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1210C105K5RAC</text:p>
          </table:table-cell>
          <table:table-cell table:style-name="ce2" office:value-type="string">
            <text:p>Kondensator: ceramiczny; 1uF; 50V; X7R; ±10%; SMD; 1210  </text:p>
          </table:table-cell>
          <table:table-cell office:value-type="string">
            <text:p>C1210C105K5RAC</text:p>
          </table:table-cell>
          <table:table-cell office:value-type="string">
            <text:p>KEMET</text:p>
          </table:table-cell>
          <table:table-cell office:value-type="float" office:value="25">
            <text:p>25</text:p>
          </table:table-cell>
          <table:table-cell office:value-type="string">
            <text:p>szt</text:p>
          </table:table-cell>
          <table:table-cell office:value-type="float" office:value="0.2817">
            <text:p>0,2817</text:p>
          </table:table-cell>
          <table:table-cell office:value-type="float" office:value="7.0425">
            <text:p>7,042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HP06-470K5%</text:p>
          </table:table-cell>
          <table:table-cell table:style-name="ce2" office:value-type="string">
            <text:p>Rezystor: thick film; SMD; 1206; 470kΩ; 0,5W; ±5%; -55÷155°C </text:p>
          </table:table-cell>
          <table:table-cell office:value-type="string">
            <text:p>HP06W2J0474T5E</text:p>
          </table:table-cell>
          <table:table-cell office:value-type="string">
            <text:p>ROYAL OHM</text:p>
          </table:table-cell>
          <table:table-cell office:value-type="float" office:value="50">
            <text:p>50</text:p>
          </table:table-cell>
          <table:table-cell office:value-type="string">
            <text:p>szt</text:p>
          </table:table-cell>
          <table:table-cell office:value-type="float" office:value="0.05781">
            <text:p>0,05781</text:p>
          </table:table-cell>
          <table:table-cell office:value-type="float" office:value="2.8905">
            <text:p>2,890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0805YG225ZAT2A</text:p>
          </table:table-cell>
          <table:table-cell table:style-name="ce2" office:value-type="string">
            <text:p>Kondensator: ceramiczny; 2,2uF; 16V; Y5V; SMD; 0805  </text:p>
          </table:table-cell>
          <table:table-cell/>
          <table:table-cell office:value-type="string">
            <text:p>AVX</text:p>
          </table:table-cell>
          <table:table-cell office:value-type="float" office:value="100">
            <text:p>100</text:p>
          </table:table-cell>
          <table:table-cell office:value-type="string">
            <text:p>szt</text:p>
          </table:table-cell>
          <table:table-cell office:value-type="float" office:value="0.10947">
            <text:p>0,10947</text:p>
          </table:table-cell>
          <table:table-cell office:value-type="float" office:value="10.947">
            <text:p>10,947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HP06-300R5%</text:p>
          </table:table-cell>
          <table:table-cell table:style-name="ce4" office:value-type="string">
            <text:p>Rezystor: thick film; SMD; 1206; 300Ω; 0,5W; ±5%; -55÷155°C </text:p>
          </table:table-cell>
          <table:table-cell office:value-type="string">
            <text:p>HP06W2J0301T5E</text:p>
          </table:table-cell>
          <table:table-cell office:value-type="string">
            <text:p>ROYAL OHM</text:p>
          </table:table-cell>
          <table:table-cell office:value-type="float" office:value="50">
            <text:p>50</text:p>
          </table:table-cell>
          <table:table-cell office:value-type="string">
            <text:p>szt</text:p>
          </table:table-cell>
          <table:table-cell office:value-type="float" office:value="0.05781">
            <text:p>0,05781</text:p>
          </table:table-cell>
          <table:table-cell office:value-type="float" office:value="2.8905">
            <text:p>2,890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1206C225K5RAC</text:p>
          </table:table-cell>
          <table:table-cell table:style-name="ce3" office:value-type="string">
            <text:p>Kondensator: ceramiczny; 2,2uF; 50V; X7R; ±10%; SMD; 1206;  </text:p>
          </table:table-cell>
          <table:table-cell office:value-type="string">
            <text:p>C1206C225K5RACTU</text:p>
          </table:table-cell>
          <table:table-cell office:value-type="string">
            <text:p>KEMET</text:p>
          </table:table-cell>
          <table:table-cell office:value-type="float" office:value="10">
            <text:p>10</text:p>
          </table:table-cell>
          <table:table-cell office:value-type="string">
            <text:p>szt</text:p>
          </table:table-cell>
          <table:table-cell office:value-type="float" office:value="0.5535">
            <text:p>0,5535</text:p>
          </table:table-cell>
          <table:table-cell office:value-type="float" office:value="5.535">
            <text:p>5,53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ICL7660ACBAZA</text:p>
          </table:table-cell>
          <table:table-cell table:style-name="ce3" office:value-type="string">
            <text:p>Przetwornica DC-DC; Uwej:1,5÷12V; Uwyj: -1,5÷-12V; SO8  </text:p>
          </table:table-cell>
          <table:table-cell office:value-type="string">
            <text:p>ICL7660ACBAZA</text:p>
          </table:table-cell>
          <table:table-cell office:value-type="string">
            <text:p>INTERSIL</text:p>
          </table:table-cell>
          <table:table-cell office:value-type="float" office:value="1">
            <text:p>1</text:p>
          </table:table-cell>
          <table:table-cell office:value-type="string">
            <text:p>szt</text:p>
          </table:table-cell>
          <table:table-cell table:number-columns-repeated="2" office:value-type="float" office:value="3.6039">
            <text:p>3,6039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A6V-25K</text:p>
          </table:table-cell>
          <table:table-cell table:style-name="ce2" office:value-type="string">
            <text:p>Potencjometr: montażowy, jednoobrotowy, leżący; 25kΩ; 100mW; ±20% </text:p>
          </table:table-cell>
          <table:table-cell office:value-type="string">
            <text:p>CA6V 25K</text:p>
          </table:table-cell>
          <table:table-cell office:value-type="string">
            <text:p>ACP</text:p>
          </table:table-cell>
          <table:table-cell office:value-type="float" office:value="5">
            <text:p>5</text:p>
          </table:table-cell>
          <table:table-cell office:value-type="string">
            <text:p>szt</text:p>
          </table:table-cell>
          <table:table-cell office:value-type="float" office:value="0.6765">
            <text:p>0,6765</text:p>
          </table:table-cell>
          <table:table-cell office:value-type="float" office:value="3.3825">
            <text:p>3,382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5MS1S102AM6QE</text:p>
          </table:table-cell>
          <table:table-cell table:style-name="ce4" office:value-type="string">
            <text:p>Przełącznik: suwakowy; 2-pozycyjne; SPDT; 5A/120VAC; 5A/28VDC </text:p>
          </table:table-cell>
          <table:table-cell office:value-type="string">
            <text:p>5MS1S102AM6Q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zt</text:p>
          </table:table-cell>
          <table:table-cell table:number-columns-repeated="2" office:value-type="float" office:value="3.3087">
            <text:p>3,3087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BCM-9745P</text:p>
          </table:table-cell>
          <table:table-cell table:style-name="ce4" office:value-type="string">
            <text:p>Mikrofon, pojemnościowy; Wym.zew: Ø9,7x4,5mm; 2,2kΩ; 600uA </text:p>
          </table:table-cell>
          <table:table-cell office:value-type="string">
            <text:p>BCM9745P-44</text:p>
          </table:table-cell>
          <table:table-cell office:value-type="string">
            <text:p>BESTAR</text:p>
          </table:table-cell>
          <table:table-cell office:value-type="float" office:value="1">
            <text:p>1</text:p>
          </table:table-cell>
          <table:table-cell office:value-type="string">
            <text:p>szt</text:p>
          </table:table-cell>
          <table:table-cell table:number-columns-repeated="2" office:value-type="float" office:value="2.7429">
            <text:p>2,7429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RCW12064K70FKTABC</text:p>
          </table:table-cell>
          <table:table-cell table:style-name="ce4" office:value-type="string">
            <text:p>Rezystor: thick film; SMD; 1206; 4,7kΩ; 250mW; ±1%; -55÷125°C  </text:p>
          </table:table-cell>
          <table:table-cell office:value-type="string">
            <text:p>CRCW12064K70FKTABC</text:p>
          </table:table-cell>
          <table:table-cell office:value-type="string">
            <text:p>VISHAY</text:p>
          </table:table-cell>
          <table:table-cell office:value-type="float" office:value="100">
            <text:p>100</text:p>
          </table:table-cell>
          <table:table-cell office:value-type="string">
            <text:p>szt</text:p>
          </table:table-cell>
          <table:table-cell office:value-type="float" office:value="0.04305">
            <text:p>0,04305</text:p>
          </table:table-cell>
          <table:table-cell office:value-type="float" office:value="4.305">
            <text:p>4,30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RKT6V-1M</text:p>
          </table:table-cell>
          <table:table-cell table:style-name="ce4" office:value-type="string">
            <text:p>Potencjometr: montażowy, jednoobrotowy, leżący; 1MΩ; 100mW; ±30% </text:p>
          </table:table-cell>
          <table:table-cell office:value-type="string">
            <text:p>RKT6V-1M</text:p>
          </table:table-cell>
          <table:table-cell office:value-type="string">
            <text:p>SR PASSIVES</text:p>
          </table:table-cell>
          <table:table-cell office:value-type="float" office:value="10">
            <text:p>10</text:p>
          </table:table-cell>
          <table:table-cell office:value-type="string">
            <text:p>szt</text:p>
          </table:table-cell>
          <table:table-cell office:value-type="float" office:value="0.3567">
            <text:p>0,3567</text:p>
          </table:table-cell>
          <table:table-cell office:value-type="float" office:value="3.567">
            <text:p>3,567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ZL305-20</text:p>
          </table:table-cell>
          <table:table-cell table:style-name="ce3" office:value-type="string">
            <text:p>Gniazdo; kołkowe; żeńskie; PIN:20; proste; 2,54mm; THT; 1x20; 3A  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zt</text:p>
          </table:table-cell>
          <table:table-cell table:number-columns-repeated="2" office:value-type="float" office:value="4.9077">
            <text:p>4,9077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ZL262-14DG</text:p>
          </table:table-cell>
          <table:table-cell table:style-name="ce4" office:value-type="string">
            <text:p>Gniazdo; kołkowe; żeńskie; PIN:14; proste; 2,54mm; THT; 2x7; złocony  </text:p>
          </table:table-cell>
          <table:table-cell office:value-type="string">
            <text:p>ZL262-14DG</text:p>
          </table:table-cell>
          <table:table-cell office:value-type="string">
            <text:p>NINIGI</text:p>
          </table:table-cell>
          <table:table-cell office:value-type="float" office:value="3">
            <text:p>3</text:p>
          </table:table-cell>
          <table:table-cell office:value-type="string">
            <text:p>szt</text:p>
          </table:table-cell>
          <table:table-cell office:value-type="float" office:value="1.2177">
            <text:p>1,2177</text:p>
          </table:table-cell>
          <table:table-cell office:value-type="float" office:value="3.6531">
            <text:p>3,6531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STM32F103C8T6</text:p>
          </table:table-cell>
          <table:table-cell table:style-name="ce4" office:value-type="string">
            <text:p>Mikrokontroler ARM; Flash:64kB; 72MHz; LQFP48; SRAM:20kB  </text:p>
          </table:table-cell>
          <table:table-cell office:value-type="string">
            <text:p>STM32F103C8T6</text:p>
          </table:table-cell>
          <table:table-cell office:value-type="string">
            <text:p>ST MICROELECTRONICS</text:p>
          </table:table-cell>
          <table:table-cell office:value-type="float" office:value="1">
            <text:p>1</text:p>
          </table:table-cell>
          <table:table-cell office:value-type="string">
            <text:p>szt</text:p>
          </table:table-cell>
          <table:table-cell table:number-columns-repeated="2" office:value-type="float" office:value="23.247">
            <text:p>23,247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STM32F103CBT6</text:p>
          </table:table-cell>
          <table:table-cell table:style-name="ce3" office:value-type="string">
            <text:p>Mikrokontroler ARM; Flash:128kB; 72MHz; LQFP48; SRAM:20kB  </text:p>
          </table:table-cell>
          <table:table-cell office:value-type="string">
            <text:p>STM32F103CBT6</text:p>
          </table:table-cell>
          <table:table-cell office:value-type="string">
            <text:p>ST MICROELECTRONICS</text:p>
          </table:table-cell>
          <table:table-cell office:value-type="float" office:value="1">
            <text:p>1</text:p>
          </table:table-cell>
          <table:table-cell office:value-type="string">
            <text:p>szt</text:p>
          </table:table-cell>
          <table:table-cell table:number-columns-repeated="2" office:value-type="float" office:value="25.7685">
            <text:p>25,7685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2">
          <table:table-cell office:value-type="string">
            <text:p>C1206C104K5RAC</text:p>
          </table:table-cell>
          <table:table-cell table:style-name="ce2" office:value-type="string">
            <text:p>Kondensator: ceramiczny; 100nF; 50V; X7R; ±10%; SMD; 1206; -55÷125°C  </text:p>
          </table:table-cell>
          <table:table-cell office:value-type="string">
            <text:p>C1206C104K5RAC</text:p>
          </table:table-cell>
          <table:table-cell office:value-type="string">
            <text:p>KEMET</text:p>
          </table:table-cell>
          <table:table-cell office:value-type="float" office:value="100">
            <text:p>100</text:p>
          </table:table-cell>
          <table:table-cell office:value-type="string">
            <text:p>szt</text:p>
          </table:table-cell>
          <table:table-cell office:value-type="float" office:value="0.06888">
            <text:p>0,06888</text:p>
          </table:table-cell>
          <table:table-cell table:style-name="ce7" office:value-type="float" office:value="6.888">
            <text:p>6,888</text:p>
          </table:table-cell>
          <table:table-cell office:value-type="string">
            <text:p>PL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Dioda LED 1206 czerwona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Dystans + śrubka</text:p>
          </table:table-cell>
          <table:table-cell table:number-columns-repeated="4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OPA343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Pasta lutownicza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Suma</text:p>
          </table:table-cell>
          <table:table-cell table:formula="of:=SUM([.H2:.H25])" office:value-type="float" office:value="117.6507">
            <text:p>117,6507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23:18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05T23:18:24.93</dc:date>
    <meta:generator>OpenOffice.org/3.3$Win32 OpenOffice.org_project/330m20$Build-9567</meta:generator>
    <meta:editing-duration>PT48M59S</meta:editing-duration>
    <meta:editing-cycles>7</meta:editing-cycles>
    <meta:document-statistic meta:table-count="1" meta:cell-count="244" meta:object-count="0"/>
  </office:meta>
</office:document-meta>
</file>